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2" style:family="table">
      <style:table-properties style:width="16.764cm" fo:margin-left="-0.191cm" table:align="left" style:writing-mode="lr-tb"/>
    </style:style>
    <style:style style:name="Tabela2.A" style:family="table-column">
      <style:table-column-properties style:column-width="4.064cm"/>
    </style:style>
    <style:style style:name="Tabela2.B" style:family="table-column">
      <style:table-column-properties style:column-width="2.032cm"/>
    </style:style>
    <style:style style:name="Tabela2.C" style:family="table-column">
      <style:table-column-properties style:column-width="6.60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9" style:family="table">
      <style:table-properties style:width="15.589cm" fo:margin-left="1.111cm" table:align="left" style:writing-mode="lr-tb"/>
    </style:style>
    <style:style style:name="Tabela9.A" style:family="table-column">
      <style:table-column-properties style:column-width="3.9cm"/>
    </style:style>
    <style:style style:name="Tabela9.B" style:family="table-column">
      <style:table-column-properties style:column-width="11.689cm"/>
    </style:style>
    <style:style style:name="Tabela9.1" style:family="table-row">
      <style:table-row-properties fo:keep-together="always"/>
    </style:style>
    <style:style style:name="Tabela9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ela9.B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9.A2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ela9.B2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9.A3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ela9.B3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3" style:family="table">
      <style:table-properties style:width="15.589cm" fo:margin-left="1.111cm" table:align="left" style:writing-mode="lr-tb"/>
    </style:style>
    <style:style style:name="Tabela3.A" style:family="table-column">
      <style:table-column-properties style:column-width="3.9cm"/>
    </style:style>
    <style:style style:name="Tabela3.B" style:family="table-column">
      <style:table-column-properties style:column-width="11.689cm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ela3.B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3.A2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5" style:family="table">
      <style:table-properties style:width="15.589cm" fo:margin-left="1.111cm" table:align="left" style:writing-mode="lr-tb"/>
    </style:style>
    <style:style style:name="Tabela5.A" style:family="table-column">
      <style:table-column-properties style:column-width="3.9cm"/>
    </style:style>
    <style:style style:name="Tabela5.B" style:family="table-column">
      <style:table-column-properties style:column-width="11.68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5.A2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5.A3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1" style:family="table">
      <style:table-properties style:width="15.589cm" fo:margin-left="1.111cm" table:align="left" style:writing-mode="lr-tb"/>
    </style:style>
    <style:style style:name="Tabela1.A" style:family="table-column">
      <style:table-column-properties style:column-width="3.9cm"/>
    </style:style>
    <style:style style:name="Tabela1.B" style:family="table-column">
      <style:table-column-properties style:column-width="11.68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4" style:family="table">
      <style:table-properties style:width="15.589cm" fo:margin-left="1.111cm" table:align="left" style:writing-mode="lr-tb"/>
    </style:style>
    <style:style style:name="Tabela4.A" style:family="table-column">
      <style:table-column-properties style:column-width="3.9cm"/>
    </style:style>
    <style:style style:name="Tabela4.B" style:family="table-column">
      <style:table-column-properties style:column-width="11.689cm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4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6" style:family="table">
      <style:table-properties style:width="15.589cm" fo:margin-left="1.111cm" table:align="left" style:writing-mode="lr-tb"/>
    </style:style>
    <style:style style:name="Tabela6.A" style:family="table-column">
      <style:table-column-properties style:column-width="3.889cm"/>
    </style:style>
    <style:style style:name="Tabela6.B" style:family="table-column">
      <style:table-column-properties style:column-width="11.7cm"/>
    </style:style>
    <style:style style:name="Tabela6.1" style:family="table-row">
      <style:table-row-properties fo:keep-together="always"/>
    </style:style>
    <style:style style:name="Tabela6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6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ela6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7" style:family="table">
      <style:table-properties style:width="15.113cm" table:align="center" style:writing-mode="lr-tb"/>
    </style:style>
    <style:style style:name="Tabela7.A" style:family="table-column">
      <style:table-column-properties style:column-width="5.398cm"/>
    </style:style>
    <style:style style:name="Tabela7.B" style:family="table-column">
      <style:table-column-properties style:column-width="4.159cm"/>
    </style:style>
    <style:style style:name="Tabela7.C" style:family="table-column">
      <style:table-column-properties style:column-width="5.55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a7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a7.C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a7.A2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ela7.B2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7.C2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7.A4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ela7.B4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ela7.C4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8" style:family="table">
      <style:table-properties style:width="16.383cm" table:align="center" style:writing-mode="lr-tb"/>
    </style:style>
    <style:style style:name="Tabela8.A" style:family="table-column">
      <style:table-column-properties style:column-width="4.318cm"/>
    </style:style>
    <style:style style:name="Tabela8.B" style:family="table-column">
      <style:table-column-properties style:column-width="4.763cm"/>
    </style:style>
    <style:style style:name="Tabela8.C" style:family="table-column">
      <style:table-column-properties style:column-width="7.303cm"/>
    </style:style>
    <style:style style:name="Tabela8.1" style:family="table-row">
      <style:table-row-properties fo:keep-together="always"/>
    </style:style>
    <style:style style:name="Tabela8.A1" style:family="table-cell">
      <style:table-cell-properties style:vertical-align="top" fo:background-color="#ffff0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8.A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8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8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25885" officeooo:paragraph-rsid="00025885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25885" officeooo:paragraph-rsid="00036fa7" style:font-size-asian="12pt" style:font-size-complex="12pt"/>
    </style:style>
    <style:style style:name="P3" style:family="paragraph" style:parent-style-name="Tabletext">
      <style:paragraph-properties fo:margin-top="0cm" fo:margin-bottom="0.212cm" style:contextual-spacing="false" fo:line-height="150%" fo:keep-together="always"/>
      <style:text-properties style:font-name="Times New Roman" fo:font-size="12pt" officeooo:rsid="00025885" officeooo:paragraph-rsid="00025885" style:font-size-asian="12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Times New Roman" fo:font-size="12pt" officeooo:rsid="00025885" officeooo:paragraph-rsid="00025885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2pt" officeooo:rsid="00025885" officeooo:paragraph-rsid="00036fa7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36fa7" officeooo:paragraph-rsid="00036fa7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36fa7" officeooo:paragraph-rsid="0027842a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bf2e7" officeooo:paragraph-rsid="00025885" style:font-size-asian="12pt" style:font-size-complex="12pt"/>
    </style:style>
    <style:style style:name="P9" style:family="paragraph" style:parent-style-name="Table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pt" fo:country="BR" fo:font-weight="bold" officeooo:paragraph-rsid="00025885" style:font-size-asian="12pt" style:font-weight-asian="bold" style:font-size-complex="12pt"/>
    </style:style>
    <style:style style:name="P10" style:family="paragraph" style:parent-style-name="Tabletext">
      <style:paragraph-properties fo:margin-top="0cm" fo:margin-bottom="0.212cm" style:contextual-spacing="false" fo:line-height="150%"/>
      <style:text-properties style:font-name="Times New Roman" fo:font-size="12pt" fo:language="pt" fo:country="BR" officeooo:paragraph-rsid="00025885" style:font-size-asian="12pt" style:font-size-complex="12pt"/>
    </style:style>
    <style:style style:name="P11" style:family="paragraph" style:parent-style-name="body_20_text">
      <style:paragraph-properties fo:margin-top="0cm" fo:margin-bottom="0.212cm" style:contextual-spacing="false" fo:line-height="150%"/>
      <style:text-properties style:font-name="Times New Roman" fo:font-size="12pt" fo:language="pt" fo:country="BR" officeooo:paragraph-rsid="00025885" style:font-size-asian="12pt" style:font-size-complex="12pt"/>
    </style:style>
    <style:style style:name="P12" style:family="paragraph" style:parent-style-name="Text_20_body">
      <style:paragraph-properties fo:margin-left="0.799cm" fo:margin-right="0cm" fo:margin-top="0cm" fo:margin-bottom="0.212cm" style:contextual-spacing="false" fo:line-height="150%" fo:text-indent="0cm" style:auto-text-indent="false"/>
      <style:text-properties style:font-name="Times New Roman" fo:font-size="12pt" fo:language="pt" fo:country="BR" officeooo:paragraph-rsid="00025885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Times New Roman" fo:font-size="12pt" fo:language="pt" fo:country="BR" officeooo:paragraph-rsid="00025885" style:font-size-asian="12pt" style:font-size-complex="12pt"/>
    </style:style>
    <style:style style:name="P14" style:family="paragraph" style:parent-style-name="Tabletext">
      <style:paragraph-properties fo:margin-top="0cm" fo:margin-bottom="0.212cm" style:contextual-spacing="false" fo:line-height="150%" fo:keep-together="always"/>
      <style:text-properties style:font-name="Times New Roman" fo:font-size="12pt" fo:language="pt" fo:country="BR" officeooo:paragraph-rsid="00025885" style:font-size-asian="12pt" style:font-size-complex="12pt"/>
    </style:style>
    <style:style style:name="P15" style:family="paragraph" style:parent-style-name="body_20_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pt" fo:country="BR" officeooo:paragraph-rsid="00025885" style:font-size-asian="12pt" style:font-size-complex="12pt"/>
    </style:style>
    <style:style style:name="P16" style:family="paragraph" style:parent-style-name="Text_20_body">
      <style:paragraph-properties fo:margin-left="0.635cm" fo:margin-right="0cm" fo:line-height="150%" fo:text-indent="0cm" style:auto-text-indent="false"/>
      <style:text-properties style:font-name="Times New Roman" fo:font-size="12pt" fo:language="pt" fo:country="BR" officeooo:paragraph-rsid="001ea92f" style:font-size-asian="12pt" style:font-size-complex="12pt"/>
    </style:style>
    <style:style style:name="P17" style:family="paragraph" style:parent-style-name="Text_20_body">
      <style:paragraph-properties fo:margin-left="0.794cm" fo:margin-right="0cm" fo:margin-top="0cm" fo:margin-bottom="0.212cm" style:contextual-spacing="false" fo:line-height="150%" fo:text-indent="0cm" style:auto-text-indent="false"/>
      <style:text-properties style:font-name="Times New Roman" fo:font-size="12pt" fo:language="pt" fo:country="BR" officeooo:paragraph-rsid="001ea92f" style:font-size-asian="12pt" style:font-size-complex="12pt"/>
    </style:style>
    <style:style style:name="P18" style:family="paragraph" style:parent-style-name="body_20_text">
      <style:paragraph-properties fo:margin-top="0cm" fo:margin-bottom="0.212cm" style:contextual-spacing="false" fo:line-height="150%"/>
      <style:text-properties style:font-name="Times New Roman" fo:font-size="12pt" fo:language="pt" fo:country="BR" officeooo:paragraph-rsid="001ea92f" style:font-size-asian="12pt" style:font-size-complex="12pt"/>
    </style:style>
    <style:style style:name="P19" style:family="paragraph" style:parent-style-name="Text_20_body">
      <style:paragraph-properties fo:margin-left="0.635cm" fo:margin-right="0cm" fo:line-height="150%" fo:text-indent="0cm" style:auto-text-indent="false"/>
      <style:text-properties style:font-name="Times New Roman" fo:font-size="12pt" fo:language="pt" fo:country="BR" officeooo:paragraph-rsid="00236b38" style:font-size-asian="12pt" style:font-size-complex="12pt"/>
    </style:style>
    <style:style style:name="P20" style:family="paragraph" style:parent-style-name="body_20_text">
      <style:paragraph-properties fo:margin-top="0cm" fo:margin-bottom="0.212cm" style:contextual-spacing="false" fo:line-height="150%"/>
      <style:text-properties style:font-name="Times New Roman" fo:font-size="12pt" fo:language="pt" fo:country="BR" officeooo:paragraph-rsid="00236b38" style:font-size-asian="12pt" style:font-size-complex="12pt"/>
    </style:style>
    <style:style style:name="P21" style:family="paragraph" style:parent-style-name="body_20_text">
      <style:paragraph-properties fo:margin-top="0cm" fo:margin-bottom="0.212cm" style:contextual-spacing="false" fo:line-height="150%"/>
      <style:text-properties style:font-name="Times New Roman" fo:font-size="12pt" fo:language="pt" fo:country="BR" officeooo:paragraph-rsid="0022b4ef" style:font-size-asian="12pt" style:font-size-complex="12pt"/>
    </style:style>
    <style:style style:name="P22" style:family="paragraph" style:parent-style-name="Text_20_body">
      <style:paragraph-properties fo:margin-left="0.635cm" fo:margin-right="0cm" fo:line-height="150%" fo:text-indent="0cm" style:auto-text-indent="false"/>
      <style:text-properties style:font-name="Times New Roman" fo:font-size="12pt" fo:language="pt" fo:country="BR" officeooo:paragraph-rsid="0027842a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Times New Roman" fo:font-size="12pt" fo:language="pt" fo:country="BR" officeooo:rsid="00025885" officeooo:paragraph-rsid="00036fa7" style:font-size-asian="12pt" style:font-size-complex="12pt"/>
    </style:style>
    <style:style style:name="P24" style:family="paragraph" style:parent-style-name="Text_20_body">
      <style:paragraph-properties fo:margin-left="0.561cm" fo:margin-right="0cm" fo:margin-top="0cm" fo:margin-bottom="0.212cm" style:contextual-spacing="false" fo:line-height="150%" fo:text-indent="0cm" style:auto-text-indent="false">
        <style:tab-stops>
          <style:tab-stop style:position="0.78cm"/>
          <style:tab-stop style:position="1.311cm"/>
        </style:tab-stops>
      </style:paragraph-properties>
      <style:text-properties style:font-name="Times New Roman" fo:font-size="12pt" fo:language="pt" fo:country="BR" officeooo:rsid="00025885" officeooo:paragraph-rsid="00025885" style:font-size-asian="12pt" style:font-size-complex="12pt"/>
    </style:style>
    <style:style style:name="P25" style:family="paragraph" style:parent-style-name="body_20_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pt" fo:country="BR" officeooo:rsid="00025885" officeooo:paragraph-rsid="00025885" style:font-size-asian="12pt" style:font-size-complex="12pt"/>
    </style:style>
    <style:style style:name="P26" style:family="paragraph" style:parent-style-name="body_20_text">
      <style:paragraph-properties fo:line-height="150%"/>
      <style:text-properties style:font-name="Times New Roman" fo:font-size="12pt" fo:language="pt" fo:country="BR" officeooo:rsid="00025885" officeooo:paragraph-rsid="00025885" style:font-size-asian="12pt" style:font-size-complex="12pt"/>
    </style:style>
    <style:style style:name="P27" style:family="paragraph" style:parent-style-name="Standard">
      <style:paragraph-properties fo:margin-left="0.794cm" fo:margin-right="0cm" fo:margin-top="0cm" fo:margin-bottom="0.212cm" style:contextual-spacing="false" fo:line-height="150%" fo:text-indent="0cm" style:auto-text-indent="false"/>
      <style:text-properties style:font-name="Times New Roman" fo:font-size="12pt" fo:language="pt" fo:country="BR" officeooo:rsid="00025885" officeooo:paragraph-rsid="001ea92f" style:font-size-asian="12pt" style:font-size-complex="12pt"/>
    </style:style>
    <style:style style:name="P28" style:family="paragraph" style:parent-style-name="body_20_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pt" fo:country="BR" officeooo:rsid="00036fa7" officeooo:paragraph-rsid="00036fa7" style:font-size-asian="12pt" style:font-size-complex="12pt"/>
    </style:style>
    <style:style style:name="P29" style:family="paragraph" style:parent-style-name="body_20_text">
      <style:paragraph-properties fo:margin-top="0cm" fo:margin-bottom="0.212cm" style:contextual-spacing="false" fo:line-height="150%" fo:text-align="center" style:justify-single-word="false" style:snap-to-layout-grid="false"/>
      <style:text-properties style:font-name="Times New Roman" fo:font-size="12pt" fo:language="pt" fo:country="BR" officeooo:rsid="00036fa7" officeooo:paragraph-rsid="00036fa7" style:font-size-asian="12pt" style:font-size-complex="12pt"/>
    </style:style>
    <style:style style:name="P30" style:family="paragraph" style:parent-style-name="body_20_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pt" fo:country="BR" officeooo:rsid="00108f2b" officeooo:paragraph-rsid="00108f2b" style:font-size-asian="12pt" style:font-size-complex="12pt"/>
    </style:style>
    <style:style style:name="P31" style:family="paragraph" style:parent-style-name="Tabletext">
      <style:paragraph-properties fo:margin-top="0cm" fo:margin-bottom="0.212cm" style:contextual-spacing="false" fo:line-height="150%"/>
      <style:text-properties style:font-name="Times New Roman" fo:font-size="12pt" fo:language="pt" fo:country="BR" officeooo:rsid="001bf2e7" officeooo:paragraph-rsid="001bf2e7" style:font-size-asian="12pt" style:font-size-complex="12pt"/>
    </style:style>
    <style:style style:name="P32" style:family="paragraph" style:parent-style-name="Standard">
      <style:paragraph-properties fo:margin-left="0.794cm" fo:margin-right="0cm" fo:margin-top="0cm" fo:margin-bottom="0.212cm" style:contextual-spacing="false" fo:line-height="150%" fo:text-indent="0cm" style:auto-text-indent="false"/>
      <style:text-properties style:font-name="Times New Roman" fo:font-size="12pt" fo:language="pt" fo:country="BR" officeooo:rsid="001bf2e7" officeooo:paragraph-rsid="001ea92f" style:font-size-asian="12pt" style:font-size-complex="12pt"/>
    </style:style>
    <style:style style:name="P33" style:family="paragraph" style:parent-style-name="body_20_text">
      <style:paragraph-properties fo:line-height="150%"/>
      <style:text-properties style:font-name="Times New Roman" fo:font-size="12pt" fo:language="pt" fo:country="BR" officeooo:rsid="001bf2e7" officeooo:paragraph-rsid="001ea92f" style:font-size-asian="12pt" style:font-size-complex="12pt"/>
    </style:style>
    <style:style style:name="P34" style:family="paragraph" style:parent-style-name="body_20_text">
      <style:paragraph-properties fo:line-height="150%"/>
      <style:text-properties style:font-name="Times New Roman" fo:font-size="12pt" fo:language="pt" fo:country="BR" officeooo:rsid="001bf2e7" officeooo:paragraph-rsid="0022b4ef" style:font-size-asian="12pt" style:font-size-complex="12pt"/>
    </style:style>
    <style:style style:name="P35" style:family="paragraph" style:parent-style-name="body_20_text">
      <style:paragraph-properties fo:line-height="150%"/>
      <style:text-properties style:font-name="Times New Roman" fo:font-size="12pt" fo:language="pt" fo:country="BR" officeooo:rsid="001bf2e7" officeooo:paragraph-rsid="00236b38" style:font-size-asian="12pt" style:font-size-complex="12pt"/>
    </style:style>
    <style:style style:name="P36" style:family="paragraph" style:parent-style-name="body_20_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pt" fo:country="BR" officeooo:rsid="001c1432" officeooo:paragraph-rsid="001c1432" style:font-size-asian="12pt" style:font-size-complex="12pt"/>
    </style:style>
    <style:style style:name="P37" style:family="paragraph" style:parent-style-name="Text_20_body">
      <style:paragraph-properties fo:margin-left="0.794cm" fo:margin-right="0cm" fo:margin-top="0cm" fo:margin-bottom="0.212cm" style:contextual-spacing="false" fo:line-height="150%" fo:text-indent="0cm" style:auto-text-indent="false"/>
      <style:text-properties style:font-name="Times New Roman" fo:font-size="12pt" fo:language="pt" fo:country="BR" officeooo:rsid="001c1432" officeooo:paragraph-rsid="001ea92f" style:font-size-asian="12pt" style:font-size-complex="12pt"/>
    </style:style>
    <style:style style:name="P38" style:family="paragraph" style:parent-style-name="Text_20_body">
      <style:paragraph-properties fo:margin-left="0.635cm" fo:margin-right="0cm" fo:line-height="150%" fo:text-indent="0cm" style:auto-text-indent="false"/>
      <style:text-properties style:font-name="Times New Roman" fo:font-size="12pt" fo:language="pt" fo:country="BR" officeooo:rsid="001c1432" officeooo:paragraph-rsid="001ea92f" style:font-size-asian="12pt" style:font-size-complex="12pt"/>
    </style:style>
    <style:style style:name="P39" style:family="paragraph" style:parent-style-name="body_20_text">
      <style:paragraph-properties fo:margin-top="0cm" fo:margin-bottom="0.212cm" style:contextual-spacing="false" fo:line-height="150%"/>
      <style:text-properties style:font-name="Times New Roman" fo:font-size="12pt" fo:language="pt" fo:country="BR" officeooo:rsid="001c1432" officeooo:paragraph-rsid="001ea92f" style:font-size-asian="12pt" style:font-size-complex="12pt"/>
    </style:style>
    <style:style style:name="P40" style:family="paragraph" style:parent-style-name="body_20_text">
      <style:paragraph-properties fo:margin-top="0cm" fo:margin-bottom="0.212cm" style:contextual-spacing="false" fo:line-height="150%"/>
      <style:text-properties style:font-name="Times New Roman" fo:font-size="12pt" fo:language="pt" fo:country="BR" officeooo:rsid="001c1432" officeooo:paragraph-rsid="0022b4ef" style:font-size-asian="12pt" style:font-size-complex="12pt"/>
    </style:style>
    <style:style style:name="P41" style:family="paragraph" style:parent-style-name="body_20_text">
      <style:paragraph-properties fo:margin-top="0cm" fo:margin-bottom="0.212cm" style:contextual-spacing="false" fo:line-height="150%"/>
      <style:text-properties style:font-name="Times New Roman" fo:font-size="12pt" fo:language="pt" fo:country="BR" officeooo:rsid="001c1432" officeooo:paragraph-rsid="00236b38" style:font-size-asian="12pt" style:font-size-complex="12pt"/>
    </style:style>
    <style:style style:name="P42" style:family="paragraph" style:parent-style-name="Text_20_body">
      <style:text-properties style:font-name="Times New Roman" fo:font-size="12pt" fo:language="pt" fo:country="BR" officeooo:rsid="001c1432" officeooo:paragraph-rsid="001c1432" style:font-size-asian="12pt" style:font-size-complex="12pt"/>
    </style:style>
    <style:style style:name="P43" style:family="paragraph" style:parent-style-name="Text_20_body">
      <style:text-properties style:font-name="Times New Roman" fo:font-size="12pt" fo:language="pt" fo:country="BR" officeooo:rsid="001c1432" officeooo:paragraph-rsid="001ea92f" style:font-size-asian="12pt" style:font-size-complex="12pt"/>
    </style:style>
    <style:style style:name="P44" style:family="paragraph" style:parent-style-name="Text_20_body">
      <style:paragraph-properties fo:margin-left="0.635cm" fo:margin-right="0cm" fo:line-height="150%" fo:text-indent="0cm" style:auto-text-indent="false"/>
      <style:text-properties style:font-name="Times New Roman" fo:font-size="12pt" fo:language="pt" fo:country="BR" officeooo:rsid="001d4c1a" officeooo:paragraph-rsid="001ea92f" style:font-size-asian="12pt" style:font-size-complex="12pt"/>
    </style:style>
    <style:style style:name="P45" style:family="paragraph" style:parent-style-name="body_20_text">
      <style:paragraph-properties fo:line-height="150%"/>
      <style:text-properties style:font-name="Times New Roman" fo:font-size="12pt" fo:language="pt" fo:country="BR" officeooo:rsid="001d4c1a" officeooo:paragraph-rsid="001ea92f" style:font-size-asian="12pt" style:font-size-complex="12pt"/>
    </style:style>
    <style:style style:name="P46" style:family="paragraph" style:parent-style-name="body_20_text">
      <style:paragraph-properties fo:line-height="150%"/>
      <style:text-properties style:font-name="Times New Roman" fo:font-size="12pt" fo:language="pt" fo:country="BR" officeooo:rsid="001d4c1a" officeooo:paragraph-rsid="0022b4ef" style:font-size-asian="12pt" style:font-size-complex="12pt"/>
    </style:style>
    <style:style style:name="P47" style:family="paragraph" style:parent-style-name="body_20_text">
      <style:paragraph-properties fo:line-height="150%"/>
      <style:text-properties style:font-name="Times New Roman" fo:font-size="12pt" fo:language="pt" fo:country="BR" officeooo:rsid="001d4c1a" officeooo:paragraph-rsid="00236b38" style:font-size-asian="12pt" style:font-size-complex="12pt"/>
    </style:style>
    <style:style style:name="P48" style:family="paragraph" style:parent-style-name="Text_20_body">
      <style:paragraph-properties fo:margin-left="0.635cm" fo:margin-right="0cm" fo:line-height="150%" fo:text-indent="0cm" style:auto-text-indent="false"/>
      <style:text-properties style:font-name="Times New Roman" fo:font-size="12pt" fo:language="pt" fo:country="BR" officeooo:rsid="001ea92f" officeooo:paragraph-rsid="001ea92f" style:font-size-asian="12pt" style:font-size-complex="12pt"/>
    </style:style>
    <style:style style:name="P49" style:family="paragraph" style:parent-style-name="Text_20_body">
      <style:paragraph-properties fo:margin-left="0.635cm" fo:margin-right="0cm" fo:line-height="150%" fo:text-indent="0cm" style:auto-text-indent="false"/>
      <style:text-properties style:font-name="Times New Roman" fo:font-size="12pt" fo:language="pt" fo:country="BR" officeooo:rsid="001ea92f" officeooo:paragraph-rsid="0022b4ef" style:font-size-asian="12pt" style:font-size-complex="12pt"/>
    </style:style>
    <style:style style:name="P50" style:family="paragraph" style:parent-style-name="Text_20_body">
      <style:paragraph-properties fo:margin-left="0.794cm" fo:margin-right="0cm" fo:margin-top="0cm" fo:margin-bottom="0.212cm" style:contextual-spacing="false" fo:line-height="150%" fo:text-indent="0cm" style:auto-text-indent="false"/>
      <style:text-properties style:font-name="Times New Roman" fo:font-size="12pt" fo:language="pt" fo:country="BR" officeooo:rsid="001ea92f" officeooo:paragraph-rsid="0022b4ef" style:font-size-asian="12pt" style:font-size-complex="12pt"/>
    </style:style>
    <style:style style:name="P51" style:family="paragraph" style:parent-style-name="Text_20_body">
      <style:paragraph-properties fo:margin-left="0.794cm" fo:margin-right="0cm" fo:margin-top="0cm" fo:margin-bottom="0.212cm" style:contextual-spacing="false" fo:line-height="150%" fo:text-indent="0cm" style:auto-text-indent="false"/>
      <style:text-properties style:font-name="Times New Roman" fo:font-size="12pt" fo:language="pt" fo:country="BR" officeooo:rsid="000b975f" officeooo:paragraph-rsid="001c1432" style:font-size-asian="12pt" style:font-size-complex="12pt"/>
    </style:style>
    <style:style style:name="P52" style:family="paragraph" style:parent-style-name="body_20_text">
      <style:paragraph-properties fo:line-height="150%"/>
      <style:text-properties style:font-name="Times New Roman" fo:font-size="12pt" fo:language="pt" fo:country="BR" officeooo:rsid="000b975f" officeooo:paragraph-rsid="001ea92f" style:font-size-asian="12pt" style:font-size-complex="12pt"/>
    </style:style>
    <style:style style:name="P53" style:family="paragraph" style:parent-style-name="Text_20_body">
      <style:paragraph-properties fo:margin-left="0.635cm" fo:margin-right="0cm" fo:line-height="150%" fo:text-indent="0cm" style:auto-text-indent="false"/>
      <style:text-properties style:font-name="Times New Roman" fo:font-size="12pt" fo:language="pt" fo:country="BR" officeooo:rsid="0027842a" officeooo:paragraph-rsid="0027842a" style:font-size-asian="12pt" style:font-size-complex="12pt"/>
    </style:style>
    <style:style style:name="P54" style:family="paragraph" style:parent-style-name="Heading">
      <style:paragraph-properties fo:line-height="150%" fo:text-align="center" style:justify-single-word="false"/>
      <style:text-properties style:font-name="Times New Roman" fo:font-size="12pt" fo:font-weight="bold" officeooo:rsid="00025885" officeooo:paragraph-rsid="00025885" style:font-size-asian="12pt" style:font-weight-asian="bold" style:font-size-complex="12pt" style:font-weight-complex="bold"/>
    </style:style>
    <style:style style:name="P55" style:family="paragraph" style:parent-style-name="body_20_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en" fo:country="US" officeooo:rsid="00025885" officeooo:paragraph-rsid="00025885" style:font-size-asian="12pt" style:font-size-complex="12pt"/>
    </style:style>
    <style:style style:name="P56" style:family="paragraph" style:parent-style-name="body_20_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en" fo:country="US" officeooo:rsid="00025885" officeooo:paragraph-rsid="00036fa7" style:font-size-asian="12pt" style:font-size-complex="12pt"/>
    </style:style>
    <style:style style:name="P57" style:family="paragraph" style:parent-style-name="body_20_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en" fo:country="US" officeooo:paragraph-rsid="00025885" style:font-size-asian="12pt" style:font-size-complex="12pt"/>
    </style:style>
    <style:style style:name="P58" style:family="paragraph" style:parent-style-name="body_20_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en" fo:country="US" officeooo:paragraph-rsid="00036fa7" style:font-size-asian="12pt" style:font-size-complex="12pt"/>
    </style:style>
    <style:style style:name="P59" style:family="paragraph" style:parent-style-name="body_20_text">
      <style:paragraph-properties fo:margin-top="0cm" fo:margin-bottom="0.212cm" style:contextual-spacing="false" fo:line-height="150%" fo:text-align="center" style:justify-single-word="false"/>
      <style:text-properties style:font-name="Times New Roman" fo:font-size="12pt" fo:language="en" fo:country="US" officeooo:rsid="001c1432" officeooo:paragraph-rsid="001c1432" style:font-size-asian="12pt" style:font-size-complex="12pt"/>
    </style:style>
    <style:style style:name="P60" style:family="paragraph" style:parent-style-name="Text_20_body">
      <style:paragraph-properties fo:margin-top="0cm" fo:margin-bottom="0.212cm" style:contextual-spacing="false" fo:line-height="150%"/>
      <style:text-properties style:font-name="Times New Roman" fo:font-size="12pt" style:text-underline-style="solid" style:text-underline-width="auto" style:text-underline-color="font-color" officeooo:paragraph-rsid="00025885" style:font-size-asian="12pt" style:font-size-complex="12pt"/>
    </style:style>
    <style:style style:name="P61" style:family="paragraph" style:parent-style-name="Text_20_body">
      <style:paragraph-properties fo:margin-top="0cm" fo:margin-bottom="0.212cm" style:contextual-spacing="false" fo:line-height="150%"/>
      <style:text-properties style:font-name="Times New Roman" fo:font-size="12pt" style:text-underline-style="none" officeooo:rsid="001d4c1a" officeooo:paragraph-rsid="001d4c1a" style:font-size-asian="12pt" style:font-size-complex="12pt"/>
    </style:style>
    <style:style style:name="P62" style:family="paragraph" style:parent-style-name="Standard">
      <style:text-properties officeooo:paragraph-rsid="001c1432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Standard">
      <style:paragraph-properties fo:margin-left="0.794cm" fo:margin-right="0cm" fo:margin-top="0cm" fo:margin-bottom="0.212cm" style:contextual-spacing="false" fo:line-height="150%" fo:text-indent="0cm" style:auto-text-indent="false"/>
      <style:text-properties officeooo:paragraph-rsid="0022b4ef"/>
    </style:style>
    <style:style style:name="P67" style:family="paragraph" style:parent-style-name="Standard">
      <style:paragraph-properties fo:line-height="150%"/>
      <style:text-properties officeooo:paragraph-rsid="00025885"/>
    </style:style>
    <style:style style:name="P68" style:family="paragraph" style:parent-style-name="Text_20_body">
      <style:paragraph-properties fo:margin-left="0.794cm" fo:margin-right="0cm" fo:margin-top="0cm" fo:margin-bottom="0.212cm" style:contextual-spacing="false" fo:line-height="150%" fo:text-indent="0cm" style:auto-text-indent="false"/>
      <style:text-properties officeooo:paragraph-rsid="00236b38"/>
    </style:style>
    <style:style style:name="P69" style:family="paragraph" style:parent-style-name="Text_20_body">
      <style:paragraph-properties fo:margin-left="0.794cm" fo:margin-right="0cm" fo:margin-top="0cm" fo:margin-bottom="0.212cm" style:contextual-spacing="false" fo:line-height="150%" fo:text-indent="0cm" style:auto-text-indent="false"/>
      <style:text-properties officeooo:rsid="001ea92f" officeooo:paragraph-rsid="001ea92f"/>
    </style:style>
    <style:style style:name="P70" style:family="paragraph" style:parent-style-name="Text_20_body">
      <style:paragraph-properties fo:margin-left="0.794cm" fo:margin-right="0cm" fo:margin-top="0cm" fo:margin-bottom="0.212cm" style:contextual-spacing="false" fo:line-height="150%" fo:text-indent="0cm" style:auto-text-indent="false"/>
      <style:text-properties officeooo:rsid="001ea92f" officeooo:paragraph-rsid="00236b38"/>
    </style:style>
    <style:style style:name="P71" style:family="paragraph" style:parent-style-name="Text_20_body">
      <style:text-properties officeooo:paragraph-rsid="0023c2f2"/>
    </style:style>
    <style:style style:name="P72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bf2e7" officeooo:paragraph-rsid="0027842a" style:font-size-asian="12pt" style:font-size-complex="12pt"/>
    </style:style>
    <style:style style:name="P73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2pt" officeooo:rsid="00025885" officeooo:paragraph-rsid="00025885" style:font-size-asian="12pt" style:font-size-complex="12pt"/>
    </style:style>
    <style:style style:name="P74" style:family="paragraph" style:parent-style-name="Heading_20_1">
      <style:paragraph-properties fo:line-height="150%"/>
      <style:text-properties style:font-name="Times New Roman" fo:font-size="12pt" fo:language="pt" fo:country="BR" officeooo:rsid="00025885" officeooo:paragraph-rsid="00025885" style:font-size-asian="12pt" style:font-size-complex="12pt"/>
    </style:style>
    <style:style style:name="P75" style:family="paragraph" style:parent-style-name="Heading_20_2">
      <style:text-properties officeooo:paragraph-rsid="0023c2f2"/>
    </style:style>
    <style:style style:name="P76" style:family="paragraph" style:parent-style-name="Heading_20_2">
      <style:text-properties officeooo:paragraph-rsid="001ea92f"/>
    </style:style>
    <style:style style:name="P77" style:family="paragraph" style:parent-style-name="Heading_20_2">
      <style:text-properties officeooo:paragraph-rsid="002164e1"/>
    </style:style>
    <style:style style:name="P78" style:family="paragraph" style:parent-style-name="Heading_20_2">
      <style:text-properties officeooo:paragraph-rsid="0021be5b"/>
    </style:style>
    <style:style style:name="P79" style:family="paragraph" style:parent-style-name="Heading_20_2">
      <style:text-properties officeooo:paragraph-rsid="00236b38"/>
    </style:style>
    <style:style style:name="P80" style:family="paragraph" style:parent-style-name="Heading_20_3">
      <style:text-properties officeooo:paragraph-rsid="001c1432"/>
    </style:style>
    <style:style style:name="P81" style:family="paragraph" style:parent-style-name="Heading_20_3" style:list-style-name="">
      <style:paragraph-properties fo:margin-left="0cm" fo:margin-right="0cm" fo:line-height="150%" fo:text-indent="0cm" style:auto-text-indent="false"/>
      <style:text-properties style:font-name="Times New Roman" fo:font-size="12pt" fo:language="pt" fo:country="BR" officeooo:paragraph-rsid="00025885" style:font-size-asian="12pt" style:font-size-complex="12pt"/>
    </style:style>
    <style:style style:name="P82" style:family="paragraph" style:parent-style-name="Text_20_body" style:list-style-name="WW8Num10">
      <style:paragraph-properties fo:line-height="150%"/>
      <style:text-properties style:font-name="Times New Roman" fo:font-size="12pt" fo:language="pt" fo:country="BR" officeooo:rsid="001ea92f" officeooo:paragraph-rsid="001ea92f" style:font-size-asian="12pt" style:font-size-complex="12pt"/>
    </style:style>
    <style:style style:name="P83" style:family="paragraph" style:parent-style-name="Text_20_body" style:list-style-name="WW8Num10">
      <style:paragraph-properties fo:line-height="150%"/>
      <style:text-properties style:font-name="Times New Roman" fo:font-size="12pt" fo:language="pt" fo:country="BR" officeooo:rsid="001ea92f" officeooo:paragraph-rsid="00236b38" style:font-size-asian="12pt" style:font-size-complex="12pt"/>
    </style:style>
    <style:style style:name="P84" style:family="paragraph" style:parent-style-name="Text_20_body" style:list-style-name="WW8Num10">
      <style:paragraph-properties fo:margin-left="0.635cm" fo:margin-right="0cm" fo:line-height="150%" fo:text-indent="0cm" style:auto-text-indent="false"/>
      <style:text-properties style:font-name="Times New Roman" fo:font-size="12pt" fo:language="pt" fo:country="BR" officeooo:rsid="0022b4ef" officeooo:paragraph-rsid="0022b4ef" style:font-size-asian="12pt" style:font-size-complex="12pt"/>
    </style:style>
    <style:style style:name="P85" style:family="paragraph" style:parent-style-name="Text_20_body" style:list-style-name="L1">
      <style:paragraph-properties fo:line-height="150%"/>
      <style:text-properties style:font-name="Times New Roman" fo:font-size="12pt" fo:language="pt" fo:country="BR" officeooo:rsid="00236b38" officeooo:paragraph-rsid="00236b38" style:font-size-asian="12pt" style:font-size-complex="12pt"/>
    </style:style>
    <style:style style:name="P86" style:family="paragraph" style:parent-style-name="Text_20_body" style:list-style-name="L1">
      <style:paragraph-properties fo:line-height="150%"/>
      <style:text-properties style:font-name="Times New Roman" fo:font-size="12pt" fo:language="pt" fo:country="BR" officeooo:rsid="00236b38" officeooo:paragraph-rsid="0022b4ef" style:font-size-asian="12pt" style:font-size-complex="12pt"/>
    </style:style>
    <style:style style:name="P87" style:family="paragraph" style:parent-style-name="Text_20_body" style:list-style-name="WW8Num10">
      <style:paragraph-properties fo:line-height="150%"/>
      <style:text-properties style:font-name="Times New Roman" fo:font-size="12pt" fo:language="pt" fo:country="BR" officeooo:rsid="00236b38" officeooo:paragraph-rsid="00236b38" style:font-size-asian="12pt" style:font-size-complex="12pt"/>
    </style:style>
    <style:style style:name="P88" style:family="paragraph" style:parent-style-name="Text_20_body" style:list-style-name="WW8Num10">
      <style:paragraph-properties fo:line-height="150%"/>
      <style:text-properties style:font-name="Times New Roman" fo:font-size="12pt" fo:language="pt" fo:country="BR" officeooo:paragraph-rsid="001ea92f" style:font-size-asian="12pt" style:font-size-complex="12pt"/>
    </style:style>
    <style:style style:name="P89" style:family="paragraph" style:parent-style-name="Text_20_body" style:list-style-name="WW8Num7">
      <style:paragraph-properties fo:line-height="150%"/>
      <style:text-properties style:font-name="Times New Roman" fo:font-size="12pt" fo:language="pt" fo:country="BR" officeooo:paragraph-rsid="00025885" style:font-size-asian="12pt" style:font-size-complex="12pt"/>
    </style:style>
    <style:style style:name="P90" style:family="paragraph" style:parent-style-name="Text_20_body" style:list-style-name="WW8Num7">
      <style:paragraph-properties fo:line-height="150%"/>
      <style:text-properties style:font-name="Times New Roman" fo:font-size="12pt" fo:language="pt" fo:country="BR" officeooo:paragraph-rsid="001c1432" style:font-size-asian="12pt" style:font-size-complex="12pt"/>
    </style:style>
    <style:style style:name="P91" style:family="paragraph" style:parent-style-name="Text_20_body" style:list-style-name="WW8Num7">
      <style:paragraph-properties fo:line-height="150%"/>
      <style:text-properties style:font-name="Times New Roman" fo:font-size="12pt" fo:language="pt" fo:country="BR" officeooo:paragraph-rsid="0018907d" style:font-size-asian="12pt" style:font-size-complex="12pt"/>
    </style:style>
    <style:style style:name="P92" style:family="paragraph" style:parent-style-name="Text_20_body" style:list-style-name="WW8Num10">
      <style:paragraph-properties fo:margin-top="0cm" fo:margin-bottom="0.212cm" style:contextual-spacing="false" fo:line-height="150%"/>
      <style:text-properties style:font-name="Times New Roman" fo:font-size="12pt" fo:language="pt" fo:country="BR" officeooo:rsid="00025885" officeooo:paragraph-rsid="001ea92f" style:font-size-asian="12pt" style:font-size-complex="12pt"/>
    </style:style>
    <style:style style:name="P93" style:family="paragraph" style:parent-style-name="Text_20_body" style:list-style-name="WW8Num7">
      <style:paragraph-properties fo:line-height="150%"/>
      <style:text-properties style:font-name="Times New Roman" fo:font-size="12pt" fo:language="pt" fo:country="BR" officeooo:rsid="0018907d" officeooo:paragraph-rsid="0018907d" style:font-size-asian="12pt" style:font-size-complex="12pt"/>
    </style:style>
    <style:style style:name="P94" style:family="paragraph" style:parent-style-name="Text_20_body" style:list-style-name="WW8Num10">
      <style:paragraph-properties fo:margin-left="0.635cm" fo:margin-right="0cm" fo:line-height="150%" fo:text-indent="0cm" style:auto-text-indent="false"/>
      <style:text-properties officeooo:rsid="001d4c1a" officeooo:paragraph-rsid="0022b4ef"/>
    </style:style>
    <style:style style:name="P95" style:family="paragraph" style:parent-style-name="Text_20_body" style:list-style-name="WW8Num10">
      <style:paragraph-properties fo:margin-left="0.635cm" fo:margin-right="0cm" fo:line-height="150%" fo:text-indent="0cm" style:auto-text-indent="false"/>
      <style:text-properties officeooo:rsid="001d4c1a" officeooo:paragraph-rsid="0027842a"/>
    </style:style>
    <style:style style:name="P96" style:family="paragraph" style:parent-style-name="Text_20_body" style:list-style-name="L1">
      <style:paragraph-properties fo:line-height="150%"/>
      <style:text-properties officeooo:paragraph-rsid="00236b38"/>
    </style:style>
    <style:style style:name="P97" style:family="paragraph" style:parent-style-name="Text_20_body" style:list-style-name="L1">
      <style:paragraph-properties fo:line-height="150%"/>
      <style:text-properties officeooo:rsid="00236b38" officeooo:paragraph-rsid="00236b38"/>
    </style:style>
    <style:style style:name="P98" style:family="paragraph" style:parent-style-name="body_20_text" style:list-style-name="L2">
      <style:paragraph-properties fo:line-height="150%"/>
      <style:text-properties style:font-name="Times New Roman" fo:font-size="12pt" fo:language="pt" fo:country="BR" officeooo:rsid="00025885" officeooo:paragraph-rsid="00200549" style:font-size-asian="12pt" style:font-size-complex="12pt"/>
    </style:style>
    <style:style style:name="P99" style:family="paragraph" style:parent-style-name="body_20_text" style:list-style-name="L2">
      <style:paragraph-properties fo:line-height="150%"/>
      <style:text-properties style:font-name="Times New Roman" fo:font-size="12pt" fo:language="pt" fo:country="BR" officeooo:rsid="00025885" officeooo:paragraph-rsid="0023c2f2" style:font-size-asian="12pt" style:font-size-complex="12pt"/>
    </style:style>
    <style:style style:name="P100" style:family="paragraph" style:parent-style-name="body_20_text" style:list-style-name="L2">
      <style:paragraph-properties fo:line-height="150%"/>
      <style:text-properties style:font-name="Times New Roman" fo:font-size="12pt" fo:language="pt" fo:country="BR" officeooo:rsid="000b975f" officeooo:paragraph-rsid="0023c2f2" style:font-size-asian="12pt" style:font-size-complex="12pt"/>
    </style:style>
    <style:style style:name="P101" style:family="paragraph" style:parent-style-name="body_20_text" style:list-style-name="WW8Num11">
      <style:paragraph-properties fo:line-height="150%"/>
      <style:text-properties style:font-name="Times New Roman" fo:font-size="12pt" fo:language="pt" fo:country="BR" officeooo:paragraph-rsid="001c1432" style:font-size-asian="12pt" style:font-size-complex="12pt"/>
    </style:style>
    <style:style style:name="P102" style:family="paragraph" style:parent-style-name="body_20_text" style:list-style-name="WW8Num11">
      <style:paragraph-properties fo:line-height="150%"/>
      <style:text-properties style:font-name="Times New Roman" fo:font-size="12pt" fo:language="pt" fo:country="BR" officeooo:paragraph-rsid="00025885" style:font-size-asian="12pt" style:font-size-complex="12pt"/>
    </style:style>
    <style:style style:name="P103" style:family="paragraph" style:parent-style-name="body_20_text" style:list-style-name="WW8Num11">
      <style:paragraph-properties fo:line-height="150%"/>
      <style:text-properties style:font-name="Times New Roman" fo:font-size="12pt" fo:language="pt" fo:country="BR" officeooo:paragraph-rsid="00096394" style:font-size-asian="12pt" style:font-size-complex="12pt"/>
    </style:style>
    <style:style style:name="P104" style:family="paragraph" style:parent-style-name="body_20_text" style:list-style-name="WW8Num11">
      <style:paragraph-properties fo:line-height="150%"/>
      <style:text-properties style:font-name="Times New Roman" fo:font-size="12pt" fo:language="pt" fo:country="BR" officeooo:rsid="001c1432" officeooo:paragraph-rsid="001c1432" style:font-size-asian="12pt" style:font-size-complex="12pt"/>
    </style:style>
    <style:style style:name="P105" style:family="paragraph" style:parent-style-name="body_20_text" style:list-style-name="WW8Num11">
      <style:paragraph-properties fo:line-height="150%"/>
      <style:text-properties style:font-name="Times New Roman" fo:font-size="12pt" fo:language="pt" fo:country="BR" officeooo:rsid="00036fa7" officeooo:paragraph-rsid="001c1432" style:font-size-asian="12pt" style:font-size-complex="12pt"/>
    </style:style>
    <style:style style:name="P106" style:family="paragraph" style:parent-style-name="body_20_text" style:list-style-name="WW8Num11">
      <style:paragraph-properties fo:line-height="150%"/>
      <style:text-properties style:font-name="Times New Roman" fo:font-size="12pt" fo:language="pt" fo:country="BR" officeooo:rsid="00036fa7" officeooo:paragraph-rsid="001d4c1a" style:font-size-asian="12pt" style:font-size-complex="12pt"/>
    </style:style>
    <style:style style:name="P107" style:family="paragraph" style:parent-style-name="body_20_text" style:list-style-name="WW8Num11">
      <style:paragraph-properties fo:line-height="150%"/>
      <style:text-properties fo:font-size="12pt" officeooo:paragraph-rsid="001c1432" style:font-size-asian="12pt" style:font-size-complex="12pt"/>
    </style:style>
    <style:style style:name="T1" style:family="text">
      <style:text-properties officeooo:rsid="00025885"/>
    </style:style>
    <style:style style:name="T2" style:family="text">
      <style:text-properties officeooo:rsid="00036fa7"/>
    </style:style>
    <style:style style:name="T3" style:family="text">
      <style:text-properties officeooo:rsid="00096394"/>
    </style:style>
    <style:style style:name="T4" style:family="text">
      <style:text-properties officeooo:rsid="000b3dfe"/>
    </style:style>
    <style:style style:name="T5" style:family="text">
      <style:text-properties officeooo:rsid="000b975f"/>
    </style:style>
    <style:style style:name="T6" style:family="text">
      <style:text-properties style:font-name="Times New Roman" fo:font-size="12pt" fo:language="pt" fo:country="BR" officeooo:rsid="00025885" style:font-size-asian="12pt" style:font-size-complex="12pt"/>
    </style:style>
    <style:style style:name="T7" style:family="text">
      <style:text-properties style:font-name="Times New Roman" fo:font-size="12pt" fo:language="pt" fo:country="BR" officeooo:rsid="001bf2e7" style:font-size-asian="12pt" style:font-size-complex="12pt"/>
    </style:style>
    <style:style style:name="T8" style:family="text">
      <style:text-properties style:font-name="Times New Roman" fo:font-size="12pt" fo:language="pt" fo:country="BR" officeooo:rsid="001ea92f" style:font-size-asian="12pt" style:font-size-complex="12pt"/>
    </style:style>
    <style:style style:name="T9" style:family="text">
      <style:text-properties style:font-name="Times New Roman" fo:font-size="12pt" fo:language="pt" fo:country="BR" officeooo:rsid="000fb34c" style:font-size-asian="12pt" style:font-size-complex="12pt"/>
    </style:style>
    <style:style style:name="T10" style:family="text">
      <style:text-properties style:font-name="Times New Roman" fo:font-size="12pt" fo:language="pt" fo:country="BR" officeooo:rsid="00236b38" style:font-size-asian="12pt" style:font-size-complex="12pt"/>
    </style:style>
    <style:style style:name="T11" style:family="text">
      <style:text-properties style:font-name="Times New Roman" fo:font-size="12pt" fo:language="pt" fo:country="BR" officeooo:rsid="0023c2f2" style:font-size-asian="12pt" style:font-size-complex="12pt"/>
    </style:style>
    <style:style style:name="T12" style:family="text">
      <style:text-properties officeooo:rsid="000d8c42"/>
    </style:style>
    <style:style style:name="T13" style:family="text">
      <style:text-properties officeooo:rsid="00108f2b"/>
    </style:style>
    <style:style style:name="T14" style:family="text">
      <style:text-properties officeooo:rsid="0012b8b3"/>
    </style:style>
    <style:style style:name="T15" style:family="text">
      <style:text-properties officeooo:rsid="0018907d"/>
    </style:style>
    <style:style style:name="T16" style:family="text">
      <style:text-properties style:use-window-font-color="true" loext:opacity="0%" fo:background-color="transparent" loext:char-shading-value="0"/>
    </style:style>
    <style:style style:name="T17" style:family="text">
      <style:text-properties style:use-window-font-color="true" loext:opacity="0%" officeooo:rsid="00051dd8" fo:background-color="transparent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bf2e7"/>
    </style:style>
    <style:style style:name="T20" style:family="text">
      <style:text-properties officeooo:rsid="001c1432"/>
    </style:style>
    <style:style style:name="T21" style:family="text">
      <style:text-properties officeooo:rsid="001d4c1a"/>
    </style:style>
    <style:style style:name="T22" style:family="text">
      <style:text-properties officeooo:rsid="001ea92f"/>
    </style:style>
    <style:style style:name="T23" style:family="text">
      <style:text-properties officeooo:rsid="00200549"/>
    </style:style>
    <style:style style:name="T24" style:family="text">
      <style:text-properties officeooo:rsid="00236b38"/>
    </style:style>
    <style:style style:name="T25" style:family="text">
      <style:text-properties officeooo:rsid="0023c2f2"/>
    </style:style>
    <style:style style:name="T26" style:family="text">
      <style:text-properties officeooo:rsid="00258879"/>
    </style:style>
    <style:style style:name="T27" style:family="text">
      <style:text-properties officeooo:rsid="0027842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Candidato</text:span>: Valmir Azevedo dos Santos Junior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LANO DE TESTE </text:p>
      <text:p text:style-name="P7">DESAFIO <text:span text:style-name="T27">QA ENGINEER</text:span></text:p>
      <text:p text:style-name="P72">COCO BAMB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8">Março, 2025</text:p>
      <text:p text:style-name="P73"/>
      <text:p text:style-name="P1"/>
      <text:table-of-content text:style-name="Sect1" text:protected="true" text:name="Sumá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Indice</text:p>
          </text:index-title>
          <text:p text:style-name="P63"><text:a xlink:type="simple" xlink:href="#__RefHeading___Toc1227_1716364123" text:style-name="Index_20_Link" text:visited-style-name="Index_20_Link">Histórico de Revisões<text:tab/>3</text:a></text:p>
          <text:p text:style-name="P63"><text:a xlink:type="simple" xlink:href="#__RefHeading___Toc1094_1716364123" text:style-name="Index_20_Link" text:visited-style-name="Index_20_Link">1. Introdução<text:tab/>3</text:a></text:p>
          <text:p text:style-name="P64"><text:a xlink:type="simple" xlink:href="#__RefHeading___Toc1096_1716364123" text:style-name="Index_20_Link" text:visited-style-name="Index_20_Link">1.1 Objetivos<text:tab/>3</text:a></text:p>
          <text:p text:style-name="P64"><text:a xlink:type="simple" xlink:href="#__RefHeading___Toc1193_1716364123" text:style-name="Index_20_Link" text:visited-style-name="Index_20_Link">1.2 Escorpo<text:tab/>3</text:a></text:p>
          <text:p text:style-name="P63"><text:a xlink:type="simple" xlink:href="#__RefHeading___Toc1197_1716364123" text:style-name="Index_20_Link" text:visited-style-name="Index_20_Link">2. Itens a serem testados<text:tab/>3</text:a></text:p>
          <text:p text:style-name="P64"><text:a xlink:type="simple" xlink:href="#__RefHeading___Toc968_58340368" text:style-name="Index_20_Link" text:visited-style-name="Index_20_Link">2.1 Teste de navegabilidade (Funcional)<text:tab/>4</text:a></text:p>
          <text:p text:style-name="P64"><text:a xlink:type="simple" xlink:href="#__RefHeading___Toc970_58340368" text:style-name="Index_20_Link" text:visited-style-name="Index_20_Link">ETP01 – CADASTRO DE ENDEREÇO INCORRETO<text:tab/>4</text:a></text:p>
          <text:p text:style-name="P64"><text:a xlink:type="simple" xlink:href="#__RefHeading___Toc970_58340368%20Copia%201" text:style-name="Index_20_Link" text:visited-style-name="Index_20_Link">ETP02 – CADASTRO DE INFORMAÇÕES DE PAGAMENTO INVÁLIDO<text:tab/>4</text:a></text:p>
          <text:p text:style-name="P64"><text:a xlink:type="simple" xlink:href="#__RefHeading___Toc970_58340368%20Copia%202" text:style-name="Index_20_Link" text:visited-style-name="Index_20_Link">ETP03 – HORÁRIO DE ENTREGA INDISPONÍVEL<text:tab/>5</text:a></text:p>
          <text:p text:style-name="P64"><text:a xlink:type="simple" xlink:href="#__RefHeading___Toc808_381916102" text:style-name="Index_20_Link" text:visited-style-name="Index_20_Link">2.2 Teste de API (Funcional)<text:tab/>6</text:a></text:p>
          <text:p text:style-name="P64"><text:a xlink:type="simple" xlink:href="#__RefHeading___Toc810_381916102" text:style-name="Index_20_Link" text:visited-style-name="Index_20_Link">ETP04 – ADICIONAR PEDIDO<text:tab/>6</text:a></text:p>
          <text:p text:style-name="P64"><text:a xlink:type="simple" xlink:href="#__RefHeading___Toc810_381916102%20Copia%202" text:style-name="Index_20_Link" text:visited-style-name="Index_20_Link">ETP05 – ALTERAR PEDIDO<text:tab/>7</text:a></text:p>
          <text:p text:style-name="P64"><text:a xlink:type="simple" xlink:href="#__RefHeading___Toc810_381916102%20Copia%203" text:style-name="Index_20_Link" text:visited-style-name="Index_20_Link">ETP06 – DELETAR PEDIDO<text:tab/>7</text:a></text:p>
          <text:p text:style-name="P63"><text:a xlink:type="simple" xlink:href="#__RefHeading___Toc1213_1716364123" text:style-name="Index_20_Link" text:visited-style-name="Index_20_Link">3. Estratégia de Teste<text:tab/>7</text:a></text:p>
          <text:p text:style-name="P65"><text:a xlink:type="simple" xlink:href="#__RefHeading___Toc1217_1716364123" text:style-name="Index_20_Link" text:visited-style-name="Index_20_Link">3.1.1 Critérios de finalização do Plano de Teste<text:tab/>7</text:a></text:p>
          <text:p text:style-name="P65"><text:a xlink:type="simple" xlink:href="#__RefHeading___Toc1219_1716364123" text:style-name="Index_20_Link" text:visited-style-name="Index_20_Link">3.1.2 Critérios de finalização dos testes de API<text:tab/>7</text:a></text:p>
          <text:p text:style-name="P65"><text:a xlink:type="simple" xlink:href="#__RefHeading___Toc1221_1716364123" text:style-name="Index_20_Link" text:visited-style-name="Index_20_Link">3.1.3 Ferramentas Utilizáveis<text:tab/>8</text:a></text:p>
          <text:p text:style-name="P63"><text:a xlink:type="simple" xlink:href="#__RefHeading___Toc1223_1716364123" text:style-name="Index_20_Link" text:visited-style-name="Index_20_Link">4. Recursos<text:tab/>8</text:a></text:p>
          <text:p text:style-name="P64"><text:a xlink:type="simple" xlink:href="#__RefHeading___Toc1225_1716364123" text:style-name="Index_20_Link" text:visited-style-name="Index_20_Link">4.1 Trabalhadores<text:tab/>8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<text:bookmark-start text:name="__RefHeading___Toc1227_1716364123"/>Histórico de Revisões<text:bookmark-end text:name="__RefHeading___Toc1227_1716364123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/>
        <table:table-row table:style-name="Tabela2.1">
          <table:table-cell table:style-name="Tabela2.A1" office:value-type="string">
            <text:p text:style-name="P9">Data</text:p>
          </table:table-cell>
          <table:table-cell table:style-name="Tabela2.A1" office:value-type="string">
            <text:p text:style-name="P9">Versão</text:p>
          </table:table-cell>
          <table:table-cell table:style-name="Tabela2.A1" office:value-type="string">
            <text:p text:style-name="P9">Descrição</text:p>
          </table:table-cell>
          <table:table-cell table:style-name="Tabela2.A1" office:value-type="string">
            <text:p text:style-name="P9">Autor</text:p>
          </table:table-cell>
        </table:table-row>
        <table:table-row table:style-name="Tabela2.1">
          <table:table-cell table:style-name="Tabela2.A1" office:value-type="string">
            <text:p text:style-name="P31">06/03/2025</text:p>
          </table:table-cell>
          <table:table-cell table:style-name="Tabela2.A1" office:value-type="string">
            <text:p text:style-name="P14">1.0</text:p>
          </table:table-cell>
          <table:table-cell table:style-name="Tabela2.A1" office:value-type="string">
            <text:p text:style-name="P10">Plano de testes <text:span text:style-name="T1">do </text:span><text:span text:style-name="T19">Coco Bamb</text:span><text:span text:style-name="T20">u</text:span></text:p>
          </table:table-cell>
          <table:table-cell table:style-name="Tabela2.A1" office:value-type="string">
            <text:p text:style-name="P3">Valmir Junior</text:p>
          </table:table-cell>
        </table:table-row>
      </table:table>
      <text:p text:style-name="P54"/>
      <text:h text:style-name="Heading_20_1" text:outline-level="1"><text:bookmark-start text:name="__RefHeading___Toc1094_1716364123"/><text:span text:style-name="T14">1. </text:span>Introdução<text:bookmark-end text:name="__RefHeading___Toc1094_1716364123"/></text:h>
      <text:h text:style-name="Heading_20_2" text:outline-level="2"><text:bookmark-start text:name="__RefHeading___Toc1096_1716364123"/>1.1 Objetivos<text:bookmark-end text:name="__RefHeading___Toc1096_1716364123"/></text:h>
      <text:p text:style-name="Text_20_body"/>
      <text:p text:style-name="P4"><text:tab/>Este Plano de Teste compõe os seguintes objetivos:</text:p>
      <text:p text:style-name="P4"><text:tab/>Identificar <text:span text:style-name="T19">fluxos</text:span> d<text:span text:style-name="T19">o app</text:span> “<text:span text:style-name="T19">cocobambu” que são </text:span>e<text:span text:style-name="T19">ssenciais e</text:span> os <text:span text:style-name="T19">fluxos importantes do</text:span> softwares que serão testados</text:p>
      <text:p text:style-name="P5"><text:tab/>Apresentar as etapas que se irá testar atendendo os critérios d<text:span text:style-name="T19">o desafio realizado pelo Coco Bambu</text:span></text:p>
      <text:p text:style-name="P4"><text:tab/><text:span text:style-name="T19">D</text:span>escrever as estratégias de teste a serem empregadas</text:p>
      <text:p text:style-name="P4"><text:tab/>Identificar os recursos necessários e prover uma estimativa dos esforços de teste</text:p>
      <text:p text:style-name="P4"><text:tab/>Listar os elementos resultantes do projeto de teste</text:p>
      <text:h text:style-name="Heading_20_2" text:outline-level="2"><text:bookmark-start text:name="__RefHeading___Toc1193_1716364123"/>1.2 Escorpo<text:bookmark-end text:name="__RefHeading___Toc1193_1716364123"/></text:h>
      <text:p text:style-name="Text_20_body"/>
      <text:p text:style-name="P4"><text:tab/>O <text:span text:style-name="T19">ap</text:span><text:span text:style-name="T26">licativo</text:span><text:span text:style-name="T19"> do Coco Bambu </text:span>passará pelos testes manuais e automatizados em um sistema de Etapas, <text:span text:style-name="T19">sendo que a primeira etapa será demarcada como</text:span> (ETP01). Os testes <text:span text:style-name="T2">irão</text:span> validar <text:span text:style-name="T19">com</text:span> qualidade funcional: a navegabilidade <text:span text:style-name="T5">e os dados </text:span><text:span text:style-name="T19">de API obtido e comparado com a documentação </text:span><text:span text:style-name="T21">DummyJSON</text:span><text:span text:style-name="T19"> apresentada para o desafio</text:span><text:span text:style-name="T5">. </text:span><text:span text:style-name="T19">Explicando de forma detalhada sobre o motivo do fluxo ser essencial ou importante para o funcionamento do ap</text:span><text:span text:style-name="T26">licativo</text:span></text:p>
      <text:h text:style-name="Heading_20_1" text:outline-level="1"><text:bookmark-start text:name="__RefHeading___Toc1197_1716364123"/>2. Itens a serem testados<text:bookmark-end text:name="__RefHeading___Toc1197_1716364123"/></text:h>
      <text:p text:style-name="Standard"/>
      <text:p text:style-name="P26"><text:tab/>A lista abaixo identifica itens a serem identificados como alvos de teste. Esta lista representa o que será testado:</text:p>
      <text:list text:style-name="L2">
        <text:list-item>
          <text:p text:style-name="P98">ETP01 – [<text:span text:style-name="T22">CADASTRO DE ENDEREÇO INCORRETO</text:span>] – <text:span text:style-name="T19">Processo de cadastro d</text:span><text:span text:style-name="T20">o </text:span><text:span text:style-name="T22">endereço indisponível</text:span></text:p>
        </text:list-item>
        <text:list-item>
          <text:p text:style-name="P98"><text:soft-page-break/>ETP0<text:span text:style-name="T22">2</text:span> – [<text:span text:style-name="T19">CADASTR</text:span><text:span text:style-name="T22">O DE INFORMAÇÕES DE PAGAMENTO INVÁLIDO</text:span>] – <text:span text:style-name="T19">Processo de cadastro d</text:span><text:span text:style-name="T22">e pagamento inválido ou indisponível</text:span></text:p>
        </text:list-item>
        <text:list-item>
          <text:p text:style-name="P99">ETP0<text:span text:style-name="T22">3</text:span> – [<text:span text:style-name="T22">HORÁRIO DE ENTREGA INDISPONÍVEL</text:span>] – <text:span text:style-name="T19">Processo </text:span><text:span text:style-name="T22">de compra fora do horário de funcionamento</text:span></text:p>
        </text:list-item>
        <text:list-item>
          <text:p text:style-name="P99"><text:bookmark-start text:name="__RefHeading___Toc810_381916102 Copia 1"/>ETP0<text:span text:style-name="T22">4</text:span> – [<text:span text:style-name="T24">ADICIONAR</text:span><text:span text:style-name="T19"> PEDIDO</text:span>] – <text:span text:style-name="T19">Processo de cadastro d</text:span><text:span text:style-name="T20">os </text:span><text:span text:style-name="T19">pedido</text:span><text:span text:style-name="T20">s </text:span><text:span text:style-name="T25">no carrinho</text:span><text:bookmark-end text:name="__RefHeading___Toc810_381916102 Copia 1"/></text:p>
        </text:list-item>
        <text:list-item>
          <text:p text:style-name="P99">ETP0<text:span text:style-name="T25">5</text:span> – [<text:span text:style-name="T19">ALTERAR PEDIDO</text:span>] – <text:span text:style-name="T19">Processo de alteração do</text:span><text:span text:style-name="T20">s</text:span><text:span text:style-name="T19"> pedido</text:span><text:span text:style-name="T20">s</text:span><text:span text:style-name="T19"> cadastrado</text:span><text:span text:style-name="T20">s</text:span></text:p>
        </text:list-item>
        <text:list-item>
          <text:p text:style-name="P100">ETP0<text:span text:style-name="T25">6</text:span> – [<text:span text:style-name="T25">DELETAR</text:span><text:span text:style-name="T19"> </text:span><text:span text:style-name="T25">PEDIDO</text:span>] – <text:span text:style-name="T19">Processo onde se </text:span><text:span text:style-name="T25">deleta os pedidos cadastrados</text:span></text:p>
        </text:list-item>
      </text:list>
      <text:h text:style-name="P75" text:outline-level="2" text:is-list-header="true"><text:bookmark-start text:name="__RefHeading___Toc968_58340368"/>2.1 Teste <text:span text:style-name="T12">de navegabilidade</text:span> <text:span text:style-name="T12">(Funcional)</text:span><text:bookmark-end text:name="__RefHeading___Toc968_58340368"/></text:h>
      <text:h text:style-name="P76" text:outline-level="2"><text:bookmark-start text:name="__RefHeading___Toc970_58340368"/><text:span text:style-name="T6">ETP01 – </text:span><text:span text:style-name="T8">CADASTRO DE ENDEREÇO INCORRETO</text:span><text:bookmark-end text:name="__RefHeading___Toc970_58340368"/></text:h>
      <text:p text:style-name="P42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8">Objetivo do Teste:</text:p>
          </table:table-cell>
          <table:table-cell table:style-name="Tabela9.B1" office:value-type="string">
            <text:p text:style-name="P69">Validar a capacidade do ap<text:span text:style-name="T23">licativo</text:span> em disponibilizar informações exclusivamente para endereços válidos. Sendo que, ao inserir um endereço inválido, não seria viável a entrega do pedido.</text:p>
          </table:table-cell>
        </table:table-row>
        <table:table-row table:style-name="Tabela9.1">
          <table:table-cell table:style-name="Tabela9.A2" office:value-type="string">
            <text:p text:style-name="P45">Requisitos:</text:p>
          </table:table-cell>
          <table:table-cell table:style-name="Tabela9.B2" office:value-type="string">
            <text:p text:style-name="P48">Nenhum.</text:p>
          </table:table-cell>
        </table:table-row>
        <table:table-row table:style-name="Tabela9.1">
          <table:table-cell table:style-name="Tabela9.A3" office:value-type="string">
            <text:p text:style-name="P33">Grau de risco:</text:p>
          </table:table-cell>
          <table:table-cell table:style-name="Tabela9.B3" office:value-type="string">
            <text:p text:style-name="P48">Crítico</text:p>
          </table:table-cell>
        </table:table-row>
        <table:table-row table:style-name="Tabela9.1">
          <table:table-cell table:style-name="Tabela9.A3" office:value-type="string">
            <text:p text:style-name="P18">Técnica:</text:p>
          </table:table-cell>
          <table:table-cell table:style-name="Tabela9.B3" office:value-type="string">
            <text:p text:style-name="P48">Tabela de decisão</text:p>
          </table:table-cell>
        </table:table-row>
        <table:table-row table:style-name="Tabela9.1">
          <table:table-cell table:style-name="Tabela9.A3" office:value-type="string">
            <text:p text:style-name="P39">Resultados esperados:</text:p>
          </table:table-cell>
          <table:table-cell table:style-name="Tabela9.B3" office:value-type="string">
            <text:list xml:id="list2437578261" text:style-name="WW8Num10">
              <text:list-item>
                <text:p text:style-name="P82">Esperado que apareça tela com a mensagem de erro informando que o endereço é inválido</text:p>
              </text:list-item>
              <text:list-item>
                <text:p text:style-name="P82">Esperado que apareça imagem de erro</text:p>
              </text:list-item>
            </text:list>
          </table:table-cell>
        </table:table-row>
      </table:table>
      <text:p text:style-name="P32"/>
      <text:h text:style-name="P77" text:outline-level="2"><text:bookmark-start text:name="__RefHeading___Toc970_58340368 Copia 1"/>ETP0<text:span text:style-name="T20">2</text:span> – <text:span text:style-name="T7">CADASTR</text:span><text:span text:style-name="T8">O DE INFORMAÇÕES DE PAGAMENTO INVÁLIDO</text:span><text:bookmark-end text:name="__RefHeading___Toc970_58340368 Copia 1"/></text:h>
      <text:p text:style-name="P5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1">Objetivo do Teste:</text:p>
          </table:table-cell>
          <table:table-cell table:style-name="Tabela3.B1" office:value-type="string">
            <text:p text:style-name="P68">V<text:span text:style-name="T24">erificar</text:span> se o aplicativo está processando corretamente as informações do cartão de crédito <text:span text:style-name="T24">descritas</text:span> pelo usuário, impedindo o avanço do processo caso as informações estejam incorretas.</text:p>
          </table:table-cell>
        </table:table-row>
        <text:soft-page-break/>
        <table:table-row table:style-name="Tabela3.1">
          <table:table-cell table:style-name="Tabela3.A2" office:value-type="string">
            <text:p text:style-name="P46">Requisitos:</text:p>
          </table:table-cell>
          <table:table-cell table:style-name="Tabela3.B2" office:value-type="string">
            <text:list xml:id="list203429160605504" text:continue-numbering="true" text:style-name="WW8Num10">
              <text:list-item>
                <text:p text:style-name="P94">Efetuar login com conta válida</text:p>
              </text:list-item>
              <text:list-item>
                <text:p text:style-name="P84">Endereço válido informado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34">Grau de risco:</text:p>
          </table:table-cell>
          <table:table-cell table:style-name="Tabela3.B3" office:value-type="string">
            <text:p text:style-name="P49">Crítico</text:p>
          </table:table-cell>
        </table:table-row>
        <table:table-row table:style-name="Tabela3.1">
          <table:table-cell table:style-name="Tabela3.A3" office:value-type="string">
            <text:p text:style-name="P21">Técnica:</text:p>
          </table:table-cell>
          <table:table-cell table:style-name="Tabela3.B3" office:value-type="string">
            <text:p text:style-name="P19"><text:span text:style-name="T24">Execução da </text:span><text:span text:style-name="T20">técnica de Limite de 2 (BVA 2) para verificar o resultado de entradas válidas e inválidas </text:span><text:span text:style-name="T24">na Etapa.</text:span></text:p>
          </table:table-cell>
        </table:table-row>
        <table:table-row table:style-name="Tabela3.1">
          <table:table-cell table:style-name="Tabela3.A3" office:value-type="string">
            <text:p text:style-name="P40">Resultados esperados:</text:p>
          </table:table-cell>
          <table:table-cell table:style-name="Tabela3.B3" office:value-type="string">
            <text:list text:style-name="L1">
              <text:list-item>
                <text:p text:style-name="P96"><text:span text:style-name="T8">Esperado que apareça </text:span><text:span text:style-name="T10">na</text:span><text:span text:style-name="T8"> tela a</text:span><text:span text:style-name="T10">s</text:span><text:span text:style-name="T8"> mensage</text:span><text:span text:style-name="T10">ns</text:span><text:span text:style-name="T8"> de err</text:span><text:span text:style-name="T10">o:</text:span></text:p>
                <text:p text:style-name="P85">Número do cartão é obrigatório.</text:p>
                <text:p text:style-name="P85">Número do cartão inválido.</text:p>
                <text:p text:style-name="P85">Cartão não suportado.</text:p>
                <text:p text:style-name="P85">Data de expiração é obrigatório.</text:p>
                <text:p text:style-name="P86">Data de expiração inválida.</text:p>
                <text:p text:style-name="P97">Cartão expirou.</text:p>
                <text:p text:style-name="P97">Código de verificação é obrigatório.</text:p>
                <text:p text:style-name="P86">Código de verificação inválido.</text:p>
                <text:p text:style-name="P86">Nome do titular é obrigatório.</text:p>
                <text:p text:style-name="P86">Nome do titular inválido.</text:p>
                <text:p text:style-name="P86">CPF/CNPJ é obrigatório.</text:p>
                <text:p text:style-name="P86">CPF/CNPJ inválido.</text:p>
              </text:list-item>
            </text:list>
            <text:list xml:id="list203430067771090" text:continue-list="list203429160605504" text:style-name="WW8Num10">
              <text:list-item>
                <text:p text:style-name="P87">Esperado que o botão de “Salvar” esteja indisponível</text:p>
              </text:list-item>
            </text:list>
          </table:table-cell>
        </table:table-row>
      </table:table>
      <text:p text:style-name="P66"/>
      <text:h text:style-name="P78" text:outline-level="2"><text:bookmark-start text:name="__RefHeading___Toc970_58340368 Copia 2"/><text:span text:style-name="T1">ETP0</text:span><text:span text:style-name="T20">3</text:span><text:span text:style-name="T1"> – </text:span><text:span text:style-name="T8">HORÁRIO DE ENTREGA INDISPONÍVEL</text:span><text:bookmark-end text:name="__RefHeading___Toc970_58340368 Copia 2"/></text:h>
      <text:p text:style-name="P5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0">Objetivo do Teste:</text:p>
          </table:table-cell>
          <table:table-cell table:style-name="Tabela5.B1" office:value-type="string">
            <text:p text:style-name="P70">Validar <text:span text:style-name="T27">se o aplicativo está respeitando o horário de atendimento das lojas. Pois não é possível realizar um pedido fora do horário de atendimento </text:span></text:p>
          </table:table-cell>
        </table:table-row>
        <table:table-row table:style-name="Tabela5.1">
          <table:table-cell table:style-name="Tabela5.A2" office:value-type="string">
            <text:p text:style-name="P47">Requisitos:</text:p>
          </table:table-cell>
          <table:table-cell table:style-name="Tabela5.B2" office:value-type="string">
            <text:list xml:id="list203429791338948" text:continue-numbering="true" text:style-name="WW8Num10">
              <text:list-item>
                <text:p text:style-name="P95">Efetuar login com conta válida</text:p>
              </text:list-item>
            </text:list>
          </table:table-cell>
        </table:table-row>
        <text:soft-page-break/>
        <table:table-row table:style-name="Tabela5.1">
          <table:table-cell table:style-name="Tabela5.A3" office:value-type="string">
            <text:p text:style-name="P35">Grau de risco:</text:p>
          </table:table-cell>
          <table:table-cell table:style-name="Tabela5.B3" office:value-type="string">
            <text:p text:style-name="P53">Altíssimo</text:p>
          </table:table-cell>
        </table:table-row>
        <table:table-row table:style-name="Tabela5.1">
          <table:table-cell table:style-name="Tabela5.A3" office:value-type="string">
            <text:p text:style-name="P20">Técnica:</text:p>
          </table:table-cell>
          <table:table-cell table:style-name="Tabela5.B3" office:value-type="string">
            <text:p text:style-name="P22"><text:span text:style-name="T24">Execução da </text:span><text:span text:style-name="T20">técnica de Limite de 2 (BVA 2) para verificar o resultado de entradas válidas e inválidas </text:span><text:span text:style-name="T24">na Etapa.</text:span></text:p>
          </table:table-cell>
        </table:table-row>
        <table:table-row table:style-name="Tabela5.1">
          <table:table-cell table:style-name="Tabela5.A3" office:value-type="string">
            <text:p text:style-name="P41">Resultados esperados:</text:p>
          </table:table-cell>
          <table:table-cell table:style-name="Tabela5.B3" office:value-type="string">
            <text:list xml:id="list203430816024551" text:continue-numbering="true" text:style-name="WW8Num10">
              <text:list-item>
                <text:p text:style-name="P83">Esperado que apareça <text:span text:style-name="T27">na tela inicial mensagem informando que o horário de atendimento está indisponível</text:span></text:p>
              </text:list-item>
              <text:list-item>
                <text:p text:style-name="P83">Esperado que apareça imagem de erro</text:p>
              </text:list-item>
            </text:list>
          </table:table-cell>
        </table:table-row>
      </table:table>
      <text:h text:style-name="P79" text:outline-level="2"/>
      <text:h text:style-name="P79" text:outline-level="2"><text:bookmark-start text:name="__RefHeading___Toc808_381916102"/>2.<text:span text:style-name="T19">2</text:span> Teste de <text:span text:style-name="T19">API</text:span> <text:span text:style-name="T2">(</text:span><text:span text:style-name="T19">Funcional</text:span><text:span text:style-name="T2">)</text:span><text:bookmark-end text:name="__RefHeading___Toc808_381916102"/></text:h>
      <text:h text:style-name="P76" text:outline-level="2"><text:bookmark-start text:name="__RefHeading___Toc810_381916102"/><text:span text:style-name="T6">ETP0</text:span><text:span text:style-name="T8">4</text:span><text:span text:style-name="T6"> – </text:span><text:span text:style-name="T10">ADICIONAR</text:span><text:span text:style-name="T7"> PEDIDO</text:span><text:bookmark-end text:name="__RefHeading___Toc810_381916102"/></text:h>
      <text:p text:style-name="P43"/>
      <text:p text:style-name="P17"><text:span text:style-name="T20">Caso 1: </text:span><text:span text:style-name="T19">Efetuar o cadastro d</text:span><text:span text:style-name="T20">o primeiro pedido na conta</text:span></text:p>
      <text:p text:style-name="P37">Caso 2: Efetuar o cadastro de apenas 1 item na conta</text:p>
      <text:p text:style-name="P37">Caso 3: Efetuar o cadastro de 2 itens na conta</text:p>
      <text:p text:style-name="P37">Caso 4: Efetuar o cadastro de 3 itens na conta</text:p>
      <text:p text:style-name="P37">Caso 5: Tentar efetuar o cadastro de um pedido inválido na conta, ou seja, quando possuir menos de 1 item a ser adicionado no carrinho</text:p>
      <text:p text:style-name="P3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8">Objetivo do Teste:</text:p>
          </table:table-cell>
          <table:table-cell table:style-name="Tabela1.B1" office:value-type="string">
            <text:p text:style-name="P37">Validar se a Etapa de teste realizado no ap<text:span text:style-name="T26">licativo</text:span> <text:span text:style-name="T26">Coco Bambu</text:span> está aceitando entradas válidas e o bloqueio para entradas inválidas.</text:p>
          </table:table-cell>
        </table:table-row>
        <table:table-row table:style-name="Tabela1.1">
          <table:table-cell table:style-name="Tabela1.A2" office:value-type="string">
            <text:p text:style-name="P45">Requisitos:</text:p>
          </table:table-cell>
          <table:table-cell table:style-name="Tabela1.B2" office:value-type="string">
            <text:p text:style-name="P44">Efetuar login com conta válida</text:p>
          </table:table-cell>
        </table:table-row>
        <table:table-row table:style-name="Tabela1.1">
          <table:table-cell table:style-name="Tabela1.A3" office:value-type="string">
            <text:p text:style-name="P33">Grau de risco:</text:p>
          </table:table-cell>
          <table:table-cell table:style-name="Tabela1.B3" office:value-type="string">
            <text:p text:style-name="P38">Crítico</text:p>
          </table:table-cell>
        </table:table-row>
        <table:table-row table:style-name="Tabela1.1">
          <table:table-cell table:style-name="Tabela1.A3" office:value-type="string">
            <text:p text:style-name="P18">Técnica:</text:p>
          </table:table-cell>
          <table:table-cell table:style-name="Tabela1.B3" office:value-type="string">
            <text:p text:style-name="P16">Executar <text:span text:style-name="T20">a técnica de Limite de 2 (BVA 2) para verificar o resultado de entradas válidas e inválidas em cada caso de teste da Etapa</text:span></text:p>
          </table:table-cell>
        </table:table-row>
        <text:soft-page-break/>
        <table:table-row table:style-name="Tabela1.1">
          <table:table-cell table:style-name="Tabela1.A3" office:value-type="string">
            <text:p text:style-name="P39">Resultados esperados:</text:p>
          </table:table-cell>
          <table:table-cell table:style-name="Tabela1.B3" office:value-type="string">
            <text:list xml:id="list203430544416331" text:continue-numbering="true" text:style-name="WW8Num10">
              <text:list-item>
                <text:p text:style-name="P88"><text:span text:style-name="T20">Esperado que o item seja adicionado ao carrinho caso os</text:span> dados válidos <text:span text:style-name="T21">forem</text:span> <text:span text:style-name="T20">utilizados</text:span></text:p>
              </text:list-item>
              <text:list-item>
                <text:p text:style-name="P88">As mensagens de erro ou aviso apropriadas são exibidas quando dados inválidos são usados.</text:p>
              </text:list-item>
              <text:list-item>
                <text:p text:style-name="P92"><text:span text:style-name="T4">A</text:span> usabilidade deverá ser aplicado apenas em ações prováveis de um usuário final.</text:p>
              </text:list-item>
            </text:list>
          </table:table-cell>
        </table:table-row>
      </table:table>
      <text:p text:style-name="P27"/>
      <text:h text:style-name="P75" text:outline-level="2"><text:bookmark-start text:name="__RefHeading___Toc810_381916102 Copia 2"/>ETP0<text:span text:style-name="T25">5</text:span> – <text:span text:style-name="T25">ALTERAR</text:span><text:span text:style-name="T19"> PEDIDO</text:span><text:bookmark-end text:name="__RefHeading___Toc810_381916102 Copia 2"/></text:h>
      <text:p text:style-name="P71"/>
      <text:h text:style-name="P75" text:outline-level="2"><text:bookmark-start text:name="__RefHeading___Toc810_381916102 Copia 3"/><text:span text:style-name="T6">ETP0</text:span><text:span text:style-name="T11">6</text:span><text:span text:style-name="T6"> – </text:span><text:span text:style-name="T11">DELETAR</text:span><text:span text:style-name="T7"> PEDIDO</text:span><text:bookmark-end text:name="__RefHeading___Toc810_381916102 Copia 3"/></text:h>
      <text:p text:style-name="P52"/>
      <text:h text:style-name="Heading_20_1" text:outline-level="1"><text:bookmark-start text:name="__RefHeading___Toc1213_1716364123"/>3. Estratégia de Teste<text:bookmark-end text:name="__RefHeading___Toc1213_1716364123"/></text:h>
      <text:h text:style-name="Heading_20_3" text:outline-level="3"><text:bookmark-start text:name="__RefHeading___Toc1217_1716364123"/>3.1.1 <text:span text:style-name="T20">Critérios de finalização do Plano de Teste</text:span><text:bookmark-end text:name="__RefHeading___Toc1217_1716364123"/></text:h>
      <text:p text:style-name="Standard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1">Critério de Finalização:</text:p>
          </table:table-cell>
          <table:table-cell table:style-name="Tabela4.B1" office:value-type="string">
            <text:list xml:id="list940306789" text:style-name="WW8Num7">
              <text:list-item>
                <text:p text:style-name="P89"><text:span text:style-name="T15">Cobertura de 75% </text:span><text:span text:style-name="T20">a 100%</text:span><text:span text:style-name="T15"> d</text:span><text:span text:style-name="T20">os casos de teste das Etapas</text:span><text:span text:style-name="T15"> d</text:span><text:span text:style-name="T20">este Plano de Teste</text:span><text:span text:style-name="T2">.</text:span></text:p>
              </text:list-item>
              <text:list-item>
                <text:p text:style-name="P93">Prazo estimado de 7 dias</text:p>
              </text:list-item>
              <text:list-item>
                <text:p text:style-name="P90">Todos os testes planejados foram executados <text:span text:style-name="T2">e o relatório gerado.</text:span></text:p>
              </text:list-item>
            </text:list>
          </table:table-cell>
        </table:table-row>
        <table:table-row table:style-name="Tabela4.1">
          <table:table-cell table:style-name="Tabela4.A2" office:value-type="string">
            <text:p text:style-name="P11">Considerações Especiais:</text:p>
          </table:table-cell>
          <table:table-cell table:style-name="Tabela4.B2" office:value-type="string">
            <text:p text:style-name="P12">Nenhum</text:p>
          </table:table-cell>
        </table:table-row>
      </table:table>
      <text:p text:style-name="P13"/>
      <text:h text:style-name="P80" text:outline-level="3"><text:bookmark-start text:name="__RefHeading___Toc1219_1716364123"/>3.1.2 <text:s/><text:span text:style-name="T20">Critérios de finalização dos t</text:span>este<text:span text:style-name="T20">s</text:span> <text:span text:style-name="T20">de API</text:span><text:bookmark-end text:name="__RefHeading___Toc1219_1716364123"/></text:h>
      <text:p text:style-name="P6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1">Critério de Finalização:</text:p>
          </table:table-cell>
          <table:table-cell table:style-name="Tabela6.B1" office:value-type="string">
            <text:list xml:id="list203430611202580" text:continue-numbering="true" text:style-name="WW8Num7">
              <text:list-item>
                <text:p text:style-name="P91"><text:span text:style-name="T15">Cobertura de 75% </text:span><text:span text:style-name="T20">a 100%</text:span><text:span text:style-name="T15"> dos casos de testes </text:span><text:span text:style-name="T20">de API</text:span><text:span text:style-name="T2">.</text:span></text:p>
              </text:list-item>
              <text:list-item>
                <text:p text:style-name="P93">Prazo estimado de 7 dias</text:p>
              </text:list-item>
              <text:list-item>
                <text:p text:style-name="P91">Todos os testes planejados foram executados <text:span text:style-name="T2">e o relatório gerado.</text:span></text:p>
              </text:list-item>
            </text:list>
          </table:table-cell>
        </table:table-row>
        <table:table-row table:style-name="Tabela6.1">
          <table:table-cell table:style-name="Tabela6.A2" office:value-type="string">
            <text:p text:style-name="P11">Considerações Especiais:</text:p>
          </table:table-cell>
          <table:table-cell table:style-name="Tabela6.B2" office:value-type="string">
            <text:p text:style-name="P24">Nenhum</text:p>
          </table:table-cell>
        </table:table-row>
      </table:table>
      <text:h text:style-name="P81" text:outline-level="3"><text:soft-page-break/></text:h>
      <text:h text:style-name="Heading_20_3" text:outline-level="3"><text:bookmark-start text:name="__RefHeading___Toc1221_1716364123"/>3.1.3 <text:s/>Ferramentas <text:span text:style-name="T20">Utilizáveis</text:span><text:bookmark-end text:name="__RefHeading___Toc1221_1716364123"/></text:h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9">Documentação</text:p>
          </table:table-cell>
          <table:table-cell table:style-name="Tabela7.B1" office:value-type="string">
            <text:p text:style-name="P15">Ferramenta</text:p>
          </table:table-cell>
          <table:table-cell table:style-name="Tabela7.C1" office:value-type="string">
            <text:p text:style-name="P15">Vendedor</text:p>
          </table:table-cell>
        </table:table-row>
        <table:table-row table:style-name="Tabela7.1">
          <table:table-cell table:style-name="Tabela7.A2" office:value-type="string">
            <text:p text:style-name="P15">Automação de teste</text:p>
          </table:table-cell>
          <table:table-cell table:style-name="Tabela7.B2" office:value-type="string">
            <text:p text:style-name="P59">Cypress</text:p>
          </table:table-cell>
          <table:table-cell table:style-name="Tabela7.C2" office:value-type="string">
            <text:p text:style-name="P59">Cypress.io</text:p>
          </table:table-cell>
        </table:table-row>
        <table:table-row table:style-name="Tabela7.1">
          <table:table-cell table:style-name="Tabela7.A2" office:value-type="string">
            <text:p text:style-name="P36">Teste de API</text:p>
          </table:table-cell>
          <table:table-cell table:style-name="Tabela7.B2" office:value-type="string">
            <text:p text:style-name="P59">Cypress</text:p>
          </table:table-cell>
          <table:table-cell table:style-name="Tabela7.C2" office:value-type="string">
            <text:p text:style-name="P59">Cypress.io</text:p>
          </table:table-cell>
        </table:table-row>
        <table:table-row table:style-name="Tabela7.1">
          <table:table-cell table:style-name="Tabela7.A4" office:value-type="string">
            <text:p text:style-name="P25">Plano de Teste</text:p>
          </table:table-cell>
          <table:table-cell table:style-name="Tabela7.B4" office:value-type="string">
            <text:p text:style-name="P55">LibreOffice</text:p>
          </table:table-cell>
          <table:table-cell table:style-name="Tabela7.C4" office:value-type="string">
            <text:p text:style-name="P57">Microsoft</text:p>
          </table:table-cell>
        </table:table-row>
        <table:table-row table:style-name="Tabela7.1">
          <table:table-cell table:style-name="Tabela7.A2" office:value-type="string">
            <text:p text:style-name="P28">Casos de Teste</text:p>
          </table:table-cell>
          <table:table-cell table:style-name="Tabela7.B2" office:value-type="string">
            <text:p text:style-name="P56">LibreOffice</text:p>
          </table:table-cell>
          <table:table-cell table:style-name="Tabela7.C2" office:value-type="string">
            <text:p text:style-name="P58">Microsoft</text:p>
          </table:table-cell>
        </table:table-row>
      </table:table>
      <text:h text:style-name="P74" text:outline-level="1" text:is-list-header="true"/>
      <text:h text:style-name="Heading_20_1" text:outline-level="1"><text:bookmark-start text:name="__RefHeading___Toc1223_1716364123"/>4. Recursos<text:bookmark-end text:name="__RefHeading___Toc1223_1716364123"/></text:h>
      <text:p text:style-name="P23"><text:tab/>Essa seção apresenta os recursos recomendados para o <text:span text:style-name="T26">aplicativo do </text:span><text:span text:style-name="T20">Coco Bambu</text:span>, <text:span text:style-name="T20">deste modo, será apresentado as </text:span>suas principais responsabilidade<text:span text:style-name="T20">s</text:span>.</text:p>
      <text:h text:style-name="Heading_20_2" text:outline-level="2"/>
      <text:h text:style-name="Heading_20_2" text:outline-level="2"><text:bookmark-start text:name="__RefHeading___Toc1225_1716364123"/>4.1 Trabalhadores<text:bookmark-end text:name="__RefHeading___Toc1225_1716364123"/></text:h>
      <text:p text:style-name="P67"><text:span text:style-name="T6"><text:tab/>Essa tabela apresentar</text:span><text:span text:style-name="T9">á</text:span><text:span text:style-name="T6"> os participantes que executarão os testes:</text:span></text:p>
      <text:p text:style-name="P13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5">Recursos Humanos</text:p>
          </table:table-cell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30">Área responsável</text:p>
          </table:table-cell>
          <table:table-cell table:style-name="Tabela8.A1" office:value-type="string">
            <text:p text:style-name="P15">Recurso <text:span text:style-name="T13">Humano </text:span>Recomendado</text:p>
          </table:table-cell>
          <table:table-cell table:style-name="Tabela8.A1" office:value-type="string">
            <text:p text:style-name="P15">Responsabilidades Específicas ou Comentários</text:p>
          </table:table-cell>
        </table:table-row>
        <text:soft-page-break/>
        <table:table-row table:style-name="Tabela8.1">
          <table:table-cell table:style-name="Tabela8.A3" office:value-type="string">
            <text:p text:style-name="P36">QA Engineer</text:p>
          </table:table-cell>
          <table:table-cell table:style-name="Tabela8.B3" office:value-type="string">
            <text:p text:style-name="P15">Valmir Azevedo <text:span text:style-name="T1">dos Santos Junior</text:span></text:p>
          </table:table-cell>
          <table:table-cell table:style-name="Tabela8.C3" office:value-type="string">
            <text:list text:style-name="WW8Num11">
              <text:list-item>
                <text:p text:style-name="P101"><text:span text:style-name="T16">Realização do </text:span><text:span text:style-name="T17">plano de teste</text:span></text:p>
              </text:list-item>
              <text:list-item>
                <text:p text:style-name="P104"><text:span text:style-name="T17">R</text:span><text:span text:style-name="T16">ealização dos Casos de Testes</text:span></text:p>
              </text:list-item>
              <text:list-item>
                <text:p text:style-name="P102">C<text:span text:style-name="T3">onfiguração de ambiente</text:span></text:p>
              </text:list-item>
              <text:list-item>
                <text:p text:style-name="P103">Criação do<text:span text:style-name="T20">s</text:span> script<text:span text:style-name="T20">s</text:span> de automação de teste <text:span text:style-name="T20">utilizando os casos de testes como base</text:span></text:p>
              </text:list-item>
              <text:list-item>
                <text:p text:style-name="P105">Gerar relatório dos testes Automatizados</text:p>
              </text:list-item>
              <text:list-item>
                <text:p text:style-name="P107"><text:span text:style-name="T20">Implementação dos teste de API </text:span><text:span text:style-name="T21">para cada caso solicitado para o desafio</text:span></text:p>
              </text:list-item>
              <text:list-item>
                <text:p text:style-name="P106">Gerar relatório dos testes <text:span text:style-name="T21">de API</text:span> para cada <text:span text:style-name="T21">caso solicitado para o desafio</text:span></text:p>
              </text:list-item>
            </text:list>
          </table:table-cell>
        </table:table-row>
      </table:table>
      <text:p text:style-name="P60"/>
      <text:p text:style-name="P6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body_20_text" style:display-name="body text" style:family="paragraph">
      <style:paragraph-properties fo:margin-top="0cm" fo:margin-bottom="0.212cm" style:contextual-spacing="false" style:line-height-at-least="0.388cm" fo:keep-together="always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12cm" fo:margin-bottom="0.106cm" style:contextual-spacing="false" style:page-number="auto" fo:keep-with-next="always"/>
      <style:text-properties style:font-name="Times New Roman1" fo:font-family="'Times New Roman'" style:font-style-name="Negrito" style:font-family-generic="roman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2pt" fo:font-style="normal" fo:font-weight="bold" style:font-size-asian="10pt" style:font-style-asian="italic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10z0" style:family="text">
      <style:text-properties style:font-name="Wingdings" fo:font-family="Wingdings" style:font-pitch="variable" style:font-charset="x-symbol" fo:font-size="11pt" fo:language="pt" fo:country="BR" style:font-size-asian="11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1pt" fo:language="pt" fo:country="BR" style:font-size-asian="11pt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1pt" fo:language="pt" fo:country="BR" style:font-size-asian="11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1pt" fo:language="pt" fo:country="BR" style:font-size-asian="11pt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 text:consecutive-numbering="true">
      <text:list-level-style-bullet text:level="1" text:style-name="WW8Num10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4T17:18:57.046000000</meta:creation-date>
    <dc:date>2025-03-07T20:34:28.712000000</dc:date>
    <meta:editing-duration>PT20H15M15S</meta:editing-duration>
    <meta:editing-cycles>36</meta:editing-cycles>
    <meta:generator>LibreOffice/7.5.4.2$Windows_X86_64 LibreOffice_project/36ccfdc35048b057fd9854c757a8b67ec53977b6</meta:generator>
    <meta:document-statistic meta:table-count="9" meta:image-count="0" meta:object-count="0" meta:page-count="9" meta:paragraph-count="171" meta:word-count="1106" meta:character-count="6828" meta:non-whitespace-character-count="5897"/>
  </office:meta>
</office:document-meta>
</file>